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text-underline-style="none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7" style:family="paragraph">
      <style:paragraph-properties fo:text-align="center"/>
      <style:text-properties fo:font-size="10pt" style:font-size-asian="10pt" style:font-size-complex="10pt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text-properties fo:font-size="15pt"/>
    </style:style>
    <style:style style:name="P10" style:family="paragraph">
      <loext:graphic-properties draw:fill="none" draw:fill-color="#ffffff"/>
      <style:text-properties fo:font-size="15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3.2cm" svg:height="1.4cm" svg:x="10.2cm" svg:y="10.6cm">
          <text:p text:style-name="P1">Libro</text:p>
          <draw:enhanced-geometry svg:viewBox="0 0 21600 21600" draw:type="rectangle" draw:enhanced-path="M 0 0 L 21600 0 21600 21600 0 21600 0 0 Z N"/>
        </draw:custom-shape>
        <draw:custom-shape draw:style-name="gr2" draw:text-style-name="P2" xml:id="id10" draw:id="id10" draw:layer="layout" svg:width="1.4cm" svg:height="1cm" svg:x="2cm" svg:y="13cm">
          <text:p text:style-name="P2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2" draw:id="id2" draw:layer="layout" svg:width="2.2cm" svg:height="2cm" svg:x="6.6cm" svg:y="10.6cm">
          <text:p text:style-name="P1"><text:span text:style-name="T1">Escrito</text:span></text:p>
          <text:p text:style-name="P1"><text:span text:style-name="T1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5" draw:id="id5" draw:layer="layout" svg:width="3.2cm" svg:height="1.4cm" svg:x="19.2cm" svg:y="10.6cm">
          <text:p text:style-name="P1">Edic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2cm" svg:height="1.4cm" svg:x="8.4cm" svg:y="2.2cm">
          <text:p text:style-name="P1">Fidelizado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2cm" svg:height="1.4cm" svg:x="17.6cm" svg:y="3cm">
          <text:p text:style-name="P1">Venta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2cm" svg:height="1.4cm" svg:x="1.4cm" svg:y="10.8cm">
          <text:p text:style-name="P1">Autor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2.2cm" svg:height="2cm" svg:x="18cm" svg:y="6.6cm">
          <text:p text:style-name="P3">Compra/</text:p>
          <text:p text:style-name="P3">Ofer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8" draw:id="id8" draw:layer="layout" svg:width="2.2cm" svg:height="2cm" svg:x="13.4cm" svg:y="2.6cm">
          <text:p text:style-name="P3">10%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4" draw:id="id4" draw:layer="layout" svg:width="2.2cm" svg:height="2cm" svg:x="15cm" svg:y="10.6cm">
          <text:p text:style-name="P3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cm" svg:y1="11.5cm" svg:x2="6.6cm" svg:y2="11.6cm" draw:start-shape="id1" draw:start-glue-point="1" draw:end-shape="id2" svg:d="M4600 11500h1000v100h1000" svg:viewBox="0 0 2001 101">
          <text:p/>
        </draw:connector>
        <draw:connector draw:style-name="gr4" draw:text-style-name="P1" draw:layer="layout" svg:x1="8.8cm" svg:y1="11.6cm" svg:x2="10.2cm" svg:y2="11.3cm" draw:start-shape="id2" draw:start-glue-point="7" draw:end-shape="id3" draw:end-glue-point="3" svg:d="M8800 11600h701v-300h699" svg:viewBox="0 0 1401 301">
          <text:p/>
        </draw:connector>
        <draw:connector draw:style-name="gr4" draw:text-style-name="P1" draw:layer="layout" svg:x1="13.4cm" svg:y1="11.3cm" svg:x2="15cm" svg:y2="11.6cm" draw:start-shape="id3" draw:start-glue-point="1" draw:end-shape="id4" draw:end-glue-point="5" svg:d="M13400 11300h800v300h800" svg:viewBox="0 0 1601 301">
          <text:p/>
        </draw:connector>
        <draw:connector draw:style-name="gr4" draw:text-style-name="P1" draw:layer="layout" svg:x1="17.2cm" svg:y1="11.6cm" svg:x2="19.2cm" svg:y2="11.3cm" draw:start-shape="id4" draw:start-glue-point="7" draw:end-shape="id5" svg:d="M17200 11600h1001v-300h999" svg:viewBox="0 0 2001 301">
          <text:p/>
        </draw:connector>
        <draw:connector draw:style-name="gr4" draw:text-style-name="P1" draw:layer="layout" svg:x1="19.1cm" svg:y1="8.6cm" svg:x2="20.8cm" svg:y2="10.6cm" draw:start-shape="id6" draw:start-glue-point="6" draw:end-shape="id5" svg:d="M19100 8600v1001h1700v999" svg:viewBox="0 0 1701 2001">
          <text:p/>
        </draw:connector>
        <draw:connector draw:style-name="gr4" draw:text-style-name="P1" draw:layer="layout" svg:x1="19.1cm" svg:y1="6.6cm" svg:x2="19.2cm" svg:y2="4.4cm" draw:start-shape="id6" draw:start-glue-point="4" draw:end-shape="id7" svg:d="M19100 6600v-1100h100v-1100" svg:viewBox="0 0 101 2201">
          <text:p/>
        </draw:connector>
        <draw:connector draw:style-name="gr4" draw:text-style-name="P1" draw:layer="layout" svg:x1="15.6cm" svg:y1="3.6cm" svg:x2="17.6cm" svg:y2="3.7cm" draw:start-shape="id8" draw:start-glue-point="7" draw:end-shape="id7" svg:d="M15600 3600h1001v100h999" svg:viewBox="0 0 2001 101">
          <text:p/>
        </draw:connector>
        <draw:connector draw:style-name="gr4" draw:text-style-name="P1" draw:layer="layout" svg:x1="11.6cm" svg:y1="2.9cm" svg:x2="13.4cm" svg:y2="3.6cm" draw:start-shape="id9" draw:start-glue-point="1" draw:end-shape="id8" draw:end-glue-point="5" svg:d="M11600 2900h900v700h900" svg:viewBox="0 0 1801 701">
          <text:p/>
        </draw:connector>
        <draw:custom-shape draw:style-name="gr2" draw:text-style-name="P4" xml:id="id11" draw:id="id11" draw:layer="layout" svg:width="1.4cm" svg:height="1cm" svg:x="10cm" svg:y="12.6cm">
          <text:p text:style-name="P2"><text:span text:style-name="T2">Gen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2" draw:id="id12" draw:layer="layout" svg:width="1.4cm" svg:height="1cm" svg:x="12.2cm" svg:y="12.4cm">
          <text:p text:style-name="P5"><text:span text:style-name="T3">id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3" draw:id="id13" draw:layer="layout" svg:width="1.4cm" svg:height="1cm" svg:x="17.8cm" svg:y="12.2cm">
          <text:p text:style-name="P1"><text:span text:style-name="T4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xml:id="id14" draw:id="id14" draw:layer="layout" svg:width="1.4cm" svg:height="1cm" svg:x="18.6cm" svg:y="13.8cm">
          <text:p text:style-name="P5"><text:span text:style-name="T3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5" draw:id="id15" draw:layer="layout" svg:width="1.4cm" svg:height="1cm" svg:x="19.8cm" svg:y="14.8cm">
          <text:p text:style-name="P1"><text:span text:style-name="T4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6" draw:id="id16" draw:layer="layout" svg:width="1.4cm" svg:height="1cm" svg:x="21cm" svg:y="14cm">
          <text:p text:style-name="P1"><text:span text:style-name="T4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7" draw:id="id17" draw:layer="layout" svg:width="1.4cm" svg:height="1cm" svg:x="22.6cm" svg:y="14.6cm">
          <text:p text:style-name="P1"><text:span text:style-name="T4">Co</text:span><text:span text:style-name="T4">sto</text:span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8" draw:id="id18" draw:layer="layout" svg:width="1.4cm" svg:height="1cm" svg:x="23.6cm" svg:y="13.6cm">
          <text:p text:style-name="P1"><text:span text:style-name="T4">Precio</text:span></text:p>
          <text:p text:style-name="P1"><text:span text:style-name="T4">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9" draw:id="id19" draw:layer="layout" svg:width="1.4cm" svg:height="1cm" svg:x="24cm" svg:y="12.2cm">
          <text:p text:style-name="P1"><text:span text:style-name="T4">cantidad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2" draw:text-style-name="P7" xml:id="id20" draw:id="id20" draw:layer="layout" svg:width="1.4cm" svg:height="1cm" svg:x="24.6cm" svg:y="11cm">
          <text:p text:style-name="P1"><text:span text:style-name="T4">t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1" draw:id="id21" draw:layer="layout" svg:width="1.4cm" svg:height="1cm" svg:x="23.6cm" svg:y="9.6cm">
          <text:p text:style-name="P1"><text:span text:style-name="T4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22" draw:id="id22" draw:layer="layout" svg:width="1.4cm" svg:height="1cm" svg:x="23cm" svg:y="8.4cm">
          <text:p text:style-name="P1"><text:span text:style-name="T4">Any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26" draw:id="id26" draw:layer="layout" svg:width="1.4cm" svg:height="1cm" svg:x="20.6cm" svg:y="6.6cm">
          <text:p text:style-name="P8">F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24" draw:id="id24" draw:layer="layout" svg:width="1.4cm" svg:height="1cm" svg:x="20cm" svg:y="8.2cm">
          <text:p text:style-name="P8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23" draw:id="id23" draw:layer="layout" svg:width="1.4cm" svg:height="1cm" svg:x="15.6cm" svg:y="8cm">
          <text:p text:style-name="P8">Porcentaj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7cm" svg:y1="13cm" svg:x2="3cm" svg:y2="12.2cm" draw:start-shape="id10" draw:start-glue-point="4" draw:end-shape="id1" draw:end-glue-point="2" svg:d="M2700 13000v-400h300v-400" svg:viewBox="0 0 301 801">
          <text:p/>
        </draw:connector>
        <draw:connector draw:style-name="gr4" draw:text-style-name="P1" draw:layer="layout" svg:x1="10.7cm" svg:y1="12.6cm" svg:x2="11.8cm" svg:y2="12cm" draw:start-shape="id11" draw:start-glue-point="4" draw:end-shape="id3" draw:end-glue-point="2" svg:d="M10700 12600v-300h1100v-300" svg:viewBox="0 0 1101 601">
          <text:p/>
        </draw:connector>
        <draw:connector draw:style-name="gr4" draw:text-style-name="P1" draw:layer="layout" svg:x1="11.8cm" svg:y1="12cm" svg:x2="12.9cm" svg:y2="12.4cm" draw:start-shape="id3" draw:start-glue-point="2" draw:end-shape="id12" draw:end-glue-point="4" svg:d="M11800 12000v200h1100v200" svg:viewBox="0 0 1101 401">
          <text:p/>
        </draw:connector>
        <draw:connector draw:style-name="gr4" draw:text-style-name="P1" draw:layer="layout" svg:x1="18.995cm" svg:y1="12.346cm" svg:x2="20.8cm" svg:y2="12cm" draw:start-shape="id13" draw:start-glue-point="11" draw:end-shape="id5" draw:end-glue-point="2" svg:d="M18995 12346v-246h1805v-100" svg:viewBox="0 0 1806 347">
          <text:p/>
        </draw:connector>
        <draw:connector draw:style-name="gr4" draw:text-style-name="P1" draw:layer="layout" svg:x1="19.3cm" svg:y1="13.8cm" svg:x2="20.8cm" svg:y2="12cm" draw:start-shape="id14" draw:start-glue-point="4" draw:end-shape="id5" draw:end-glue-point="2" svg:d="M19300 13800v-900h1500v-900" svg:viewBox="0 0 1501 1801">
          <text:p/>
        </draw:connector>
        <draw:connector draw:style-name="gr4" draw:text-style-name="P1" draw:layer="layout" svg:x1="20.5cm" svg:y1="14.8cm" svg:x2="20.8cm" svg:y2="12cm" draw:start-shape="id15" draw:start-glue-point="4" draw:end-shape="id5" draw:end-glue-point="2" svg:d="M20500 14800v-1400h300v-1400" svg:viewBox="0 0 301 2801">
          <text:p/>
        </draw:connector>
        <draw:connector draw:style-name="gr4" draw:text-style-name="P1" draw:layer="layout" svg:x1="21.7cm" svg:y1="14cm" svg:x2="20.8cm" svg:y2="12cm" draw:start-shape="id16" draw:start-glue-point="4" draw:end-shape="id5" draw:end-glue-point="2" svg:d="M21700 14000v-1000h-900v-1000" svg:viewBox="0 0 901 2001">
          <text:p/>
        </draw:connector>
        <draw:connector draw:style-name="gr4" draw:text-style-name="P1" draw:layer="layout" svg:x1="23.3cm" svg:y1="14.6cm" svg:x2="20.8cm" svg:y2="12cm" draw:start-shape="id17" draw:start-glue-point="4" draw:end-shape="id5" draw:end-glue-point="2" svg:d="M23300 14600v-1300h-2500v-1300" svg:viewBox="0 0 2501 2601">
          <text:p/>
        </draw:connector>
        <draw:connector draw:style-name="gr4" draw:text-style-name="P1" draw:layer="layout" svg:x1="23.805cm" svg:y1="13.746cm" svg:x2="22.4cm" svg:y2="11.3cm" draw:start-shape="id18" draw:start-glue-point="5" draw:end-shape="id5" draw:end-glue-point="1" svg:d="M23805 13746v-2446h-1405" svg:viewBox="0 0 1406 2447">
          <text:p/>
        </draw:connector>
        <draw:connector draw:style-name="gr4" draw:text-style-name="P1" draw:layer="layout" svg:x1="24.205cm" svg:y1="12.346cm" svg:x2="22.4cm" svg:y2="11.3cm" draw:start-shape="id19" draw:start-glue-point="5" draw:end-shape="id5" draw:end-glue-point="1" svg:d="M24205 12346v-1046h-1805" svg:viewBox="0 0 1806 1047">
          <text:p/>
        </draw:connector>
        <draw:connector draw:style-name="gr4" draw:text-style-name="P1" draw:layer="layout" svg:x1="24.6cm" svg:y1="11.5cm" svg:x2="22.4cm" svg:y2="11.3cm" draw:start-shape="id20" draw:start-glue-point="6" draw:end-shape="id5" draw:end-glue-point="1" svg:d="M24600 11500h-1100v-200h-1100" svg:viewBox="0 0 2201 201">
          <text:p/>
        </draw:connector>
        <draw:connector draw:style-name="gr4" draw:text-style-name="P1" draw:layer="layout" svg:x1="23.805cm" svg:y1="10.454cm" svg:x2="22.4cm" svg:y2="11.3cm" draw:start-shape="id21" draw:start-glue-point="7" draw:end-shape="id5" draw:end-glue-point="1" svg:d="M23805 10454v846h-1405" svg:viewBox="0 0 1406 847">
          <text:p/>
        </draw:connector>
        <draw:connector draw:style-name="gr4" draw:text-style-name="P1" draw:layer="layout" svg:x1="23cm" svg:y1="8.9cm" svg:x2="22.4cm" svg:y2="11.3cm" draw:start-shape="id22" draw:start-glue-point="6" draw:end-shape="id5" draw:end-glue-point="1" svg:d="M23000 8900h-501v1101h402v1299h-501" svg:viewBox="0 0 601 2401">
          <text:p/>
        </draw:connector>
        <draw:connector draw:style-name="gr4" draw:text-style-name="P1" draw:layer="layout" svg:x1="16.795cm" svg:y1="8.146cm" svg:x2="18cm" svg:y2="7.6cm" draw:start-shape="id23" draw:start-glue-point="11" draw:end-shape="id6" draw:end-glue-point="5" svg:d="M16795 8146v-546h1205" svg:viewBox="0 0 1206 547">
          <text:p/>
        </draw:connector>
        <draw:connector draw:style-name="gr4" draw:text-style-name="P1" xml:id="id25" draw:id="id25" draw:layer="layout" svg:x1="20.205cm" svg:y1="8.346cm" svg:x2="20.2cm" svg:y2="7.6cm" draw:start-shape="id24" draw:start-glue-point="5" draw:end-shape="id6" draw:end-glue-point="7" svg:d="M20205 8346v-746h-5" svg:viewBox="0 0 6 747">
          <text:p/>
        </draw:connector>
        <draw:connector draw:style-name="gr4" draw:text-style-name="P1" draw:layer="layout" svg:x1="20.205cm" svg:y1="7.6cm" svg:x2="20.6cm" svg:y2="7.1cm" draw:start-shape="id25" draw:start-glue-point="0" draw:end-shape="id26" draw:end-glue-point="6" svg:d="M20205 7600v-500h395" svg:viewBox="0 0 396 501">
          <text:p/>
        </draw:connector>
        <draw:frame draw:style-name="gr6" draw:text-style-name="P10" draw:layer="layout" svg:width="0.8cm" svg:height="0.962cm" svg:x="4.4cm" svg:y="11.4cm">
          <draw:text-box>
            <text:p text:style-name="P9">n</text:p>
          </draw:text-box>
        </draw:frame>
        <draw:frame draw:style-name="gr6" draw:text-style-name="P10" draw:layer="layout" svg:width="0.8cm" svg:height="0.962cm" svg:x="9.4cm" svg:y="10.638cm">
          <draw:text-box>
            <text:p text:style-name="P9">m</text:p>
          </draw:text-box>
        </draw:frame>
        <draw:frame draw:style-name="gr7" draw:text-style-name="P10" draw:layer="layout" svg:width="0.8cm" svg:height="0.839cm" svg:x="13.4cm" svg:y="10.4cm">
          <draw:text-box>
            <text:p text:style-name="P9">1</text:p>
          </draw:text-box>
        </draw:frame>
        <draw:frame draw:style-name="gr7" draw:text-style-name="P11" draw:layer="layout" svg:width="0.8cm" svg:height="0.962cm" svg:x="18.4cm" svg:y="11cm">
          <draw:text-box>
            <text:p>n</text:p>
          </draw:text-box>
        </draw:frame>
        <draw:frame draw:style-name="gr7" draw:text-style-name="P11" draw:layer="layout" svg:width="1cm" svg:height="0.962cm" svg:x="19.2cm" svg:y="4.6cm">
          <draw:text-box>
            <text:p>n</text:p>
          </draw:text-box>
        </draw:frame>
        <draw:frame draw:style-name="gr7" draw:text-style-name="P11" draw:layer="layout" svg:width="0.8cm" svg:height="0.962cm" svg:x="20.8cm" svg:y="9.8cm">
          <draw:text-box>
            <text:p>1</text:p>
          </draw:text-box>
        </draw:frame>
        <draw:custom-shape draw:style-name="gr2" draw:text-style-name="P8" xml:id="id29" draw:id="id29" draw:layer="layout" svg:width="1.4cm" svg:height="1cm" svg:x="21.2cm" svg:y="4.6cm">
          <text:p text:style-name="P8">Efectivo/</text:p>
          <text:p text:style-name="P8">Tarje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1.4cm" svg:height="1cm" svg:x="7.2cm" svg:y="3.8cm">
          <text:p text:style-name="P8"><text:span text:style-name="T5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27" draw:id="id27" draw:layer="layout" svg:width="1.4cm" svg:height="1cm" svg:x="6.4cm" svg:y="2.2cm">
          <text:p text:style-name="P8">Tarjeta</text:p>
          <text:p text:style-name="P8">De cred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1" draw:layer="layout" svg:width="0.8cm" svg:height="0.962cm" svg:x="11.6cm" svg:y="2cm">
          <draw:text-box>
            <text:p>1</text:p>
          </draw:text-box>
        </draw:frame>
        <draw:frame draw:style-name="gr7" draw:text-style-name="P11" draw:layer="layout" svg:width="0.6cm" svg:height="0.962cm" svg:x="16.8cm" svg:y="2.8cm">
          <draw:text-box>
            <text:p>n</text:p>
          </draw:text-box>
        </draw:frame>
        <draw:connector draw:style-name="gr4" draw:text-style-name="P1" draw:layer="layout" svg:x1="7.8cm" svg:y1="2.7cm" svg:x2="8.4cm" svg:y2="2.9cm" draw:start-shape="id27" draw:start-glue-point="10" draw:end-shape="id9" draw:end-glue-point="3" svg:d="M7800 2700h347v200h253" svg:viewBox="0 0 601 201">
          <text:p/>
        </draw:connector>
        <draw:connector draw:style-name="gr4" draw:text-style-name="P1" draw:layer="layout" svg:x1="8.6cm" svg:y1="4.3cm" svg:x2="10cm" svg:y2="3.6cm" draw:start-shape="id28" draw:start-glue-point="10" draw:end-shape="id9" draw:end-glue-point="2" svg:d="M8600 4300h1400v-700" svg:viewBox="0 0 1401 701">
          <text:p/>
        </draw:connector>
        <draw:connector draw:style-name="gr4" draw:text-style-name="P1" draw:layer="layout" svg:x1="21.405cm" svg:y1="4.746cm" svg:x2="20.8cm" svg:y2="3.7cm" draw:start-shape="id29" draw:start-glue-point="5" draw:end-shape="id7" draw:end-glue-point="1" svg:d="M21405 4746v-1046h-605" svg:viewBox="0 0 606 1047">
          <text:p/>
        </draw:connector>
        <draw:custom-shape draw:style-name="gr2" draw:text-style-name="P2" xml:id="id32" draw:id="id32" draw:layer="layout" svg:width="1.4cm" svg:height="1cm" svg:x="22.2cm" svg:y="3.2cm">
          <text:p text:style-name="P8"><text:span text:style-name="T5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0" draw:id="id30" draw:layer="layout" svg:width="1.4cm" svg:height="1cm" svg:x="9cm" svg:y="0.8cm">
          <text:p text:style-name="P8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8" xml:id="id31" draw:id="id31" draw:layer="layout" svg:width="1.4cm" svg:height="1cm" svg:x="20.4cm" svg:y="1cm">
          <text:p text:style-name="P8">Precio</text:p>
          <text:p text:style-name="P8">Pag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7cm" svg:y1="1.8cm" svg:x2="10cm" svg:y2="2.2cm" draw:start-shape="id30" draw:start-glue-point="8" draw:end-shape="id9" draw:end-glue-point="0" svg:d="M9700 1800v201h300v199" svg:viewBox="0 0 301 401">
          <text:p/>
        </draw:connector>
        <draw:connector draw:style-name="gr4" draw:text-style-name="P1" draw:layer="layout" svg:x1="20.4cm" svg:y1="1.5cm" svg:x2="19.2cm" svg:y2="3cm" draw:start-shape="id31" draw:start-glue-point="6" draw:end-shape="id7" draw:end-glue-point="0" svg:d="M20400 1500h-1200v1500" svg:viewBox="0 0 1201 1501">
          <text:p/>
        </draw:connector>
        <draw:connector draw:style-name="gr4" draw:text-style-name="P1" draw:layer="layout" svg:x1="20.8cm" svg:y1="3.7cm" svg:x2="22.2cm" svg:y2="3.7cm" draw:start-shape="id7" draw:start-glue-point="1" draw:end-shape="id32" draw:end-glue-point="6" svg:d="M20800 3700h1400" svg:viewBox="0 0 1401 1">
          <text:p/>
        </draw:connector>
        <draw:custom-shape draw:style-name="gr2" draw:text-style-name="P8" xml:id="id33" draw:id="id33" draw:layer="layout" svg:width="1.4cm" svg:height="1cm" svg:x="22.8cm" svg:y="1.4cm">
          <text:p text:style-name="P8">Fe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0.8cm" svg:y1="3.7cm" svg:x2="22.8cm" svg:y2="1.9cm" draw:start-shape="id7" draw:start-glue-point="1" draw:end-shape="id33" draw:end-glue-point="6" svg:d="M20800 3700h1000v-1800h1000" svg:viewBox="0 0 2001 1801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09-28T23:40:45.234552407</dc:date>
    <meta:editing-duration>PT59S</meta:editing-duration>
    <meta:editing-cycles>1</meta:editing-cycles>
    <meta:document-statistic meta:object-count="94"/>
    <meta:generator>LibreOffice/5.1.4.2$Linux_X86_64 LibreOffice_project/10m0$Build-2</meta:generator>
  </office:meta>
</office:document-meta>
</file>